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erif Pro" svg:font-family="'Source Serif Pro', serif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1b1d03" officeooo:paragraph-rsid="001b1d03"/>
    </style:style>
    <style:style style:name="P2" style:family="paragraph" style:parent-style-name="Text_20_body">
      <style:paragraph-properties fo:text-align="start" style:justify-single-word="false"/>
      <style:text-properties officeooo:rsid="001b1d03" officeooo:paragraph-rsid="001bbca6"/>
    </style:style>
    <style:style style:name="P3" style:family="paragraph" style:parent-style-name="Text_20_body">
      <style:paragraph-properties fo:text-align="start" style:justify-single-word="false"/>
      <style:text-properties officeooo:rsid="001b1d03" officeooo:paragraph-rsid="001c43dc"/>
    </style:style>
    <style:style style:name="P4" style:family="paragraph" style:parent-style-name="Text_20_body">
      <style:paragraph-properties fo:text-align="start" style:justify-single-word="false"/>
      <style:text-properties officeooo:rsid="001b1d03" officeooo:paragraph-rsid="0020395f"/>
    </style:style>
    <style:style style:name="P5" style:family="paragraph" style:parent-style-name="Text_20_body">
      <style:paragraph-properties fo:text-align="start" style:justify-single-word="false"/>
      <style:text-properties officeooo:rsid="001b1d03" officeooo:paragraph-rsid="00246c31"/>
    </style:style>
    <style:style style:name="P6" style:family="paragraph" style:parent-style-name="Text_20_body">
      <style:paragraph-properties fo:text-align="start" style:justify-single-word="false"/>
      <style:text-properties officeooo:rsid="001b1d03" officeooo:paragraph-rsid="002bd5af"/>
    </style:style>
    <style:style style:name="P7" style:family="paragraph" style:parent-style-name="Text_20_body">
      <style:paragraph-properties fo:text-align="start" style:justify-single-word="false"/>
      <style:text-properties officeooo:rsid="001b1d03" officeooo:paragraph-rsid="00320c4a"/>
    </style:style>
    <style:style style:name="P8" style:family="paragraph" style:parent-style-name="Text_20_body">
      <style:paragraph-properties fo:text-align="start" style:justify-single-word="false"/>
      <style:text-properties officeooo:rsid="001b1d03" officeooo:paragraph-rsid="00336bc2"/>
    </style:style>
    <style:style style:name="P9" style:family="paragraph" style:parent-style-name="Text_20_body">
      <style:paragraph-properties fo:text-align="start" style:justify-single-word="false"/>
      <style:text-properties officeooo:rsid="001b1d03" officeooo:paragraph-rsid="003675c0"/>
    </style:style>
    <style:style style:name="P10" style:family="paragraph" style:parent-style-name="Text_20_body">
      <style:paragraph-properties fo:text-align="start" style:justify-single-word="false"/>
      <style:text-properties officeooo:rsid="001b1d03" officeooo:paragraph-rsid="0021bec5"/>
    </style:style>
    <style:style style:name="P11" style:family="paragraph" style:parent-style-name="Text_20_body">
      <style:paragraph-properties fo:text-align="start" style:justify-single-word="false"/>
      <style:text-properties officeooo:rsid="001b1d03" officeooo:paragraph-rsid="0022acdc"/>
    </style:style>
    <style:style style:name="P12" style:family="paragraph" style:parent-style-name="Text_20_body">
      <style:paragraph-properties fo:text-align="start" style:justify-single-word="false"/>
      <style:text-properties officeooo:rsid="001b1d03" officeooo:paragraph-rsid="002313be"/>
    </style:style>
    <style:style style:name="P13" style:family="paragraph" style:parent-style-name="Text_20_body">
      <style:paragraph-properties fo:text-align="start" style:justify-single-word="false"/>
      <style:text-properties officeooo:rsid="001b1d03" officeooo:paragraph-rsid="0027a950"/>
    </style:style>
    <style:style style:name="P14" style:family="paragraph" style:parent-style-name="Text_20_body">
      <style:paragraph-properties fo:text-align="start" style:justify-single-word="false"/>
      <style:text-properties officeooo:rsid="001b1d03" officeooo:paragraph-rsid="00285270"/>
    </style:style>
    <style:style style:name="P15" style:family="paragraph" style:parent-style-name="Text_20_body">
      <style:paragraph-properties fo:text-align="start" style:justify-single-word="false"/>
      <style:text-properties officeooo:rsid="001b1d03" officeooo:paragraph-rsid="00299dda"/>
    </style:style>
    <style:style style:name="P16" style:family="paragraph" style:parent-style-name="Text_20_body">
      <style:paragraph-properties fo:text-align="start" style:justify-single-word="false"/>
      <style:text-properties officeooo:rsid="001b1d03" officeooo:paragraph-rsid="002a9ff3"/>
    </style:style>
    <style:style style:name="P17" style:family="paragraph" style:parent-style-name="Text_20_body">
      <style:paragraph-properties fo:text-align="start" style:justify-single-word="false"/>
      <style:text-properties officeooo:rsid="001b1d03" officeooo:paragraph-rsid="002de0f7"/>
    </style:style>
    <style:style style:name="P18" style:family="paragraph" style:parent-style-name="Text_20_body">
      <style:paragraph-properties fo:text-align="start" style:justify-single-word="false"/>
      <style:text-properties officeooo:rsid="001b1d03" officeooo:paragraph-rsid="00300b72"/>
    </style:style>
    <style:style style:name="P19" style:family="paragraph" style:parent-style-name="Text_20_body">
      <style:paragraph-properties fo:text-align="start" style:justify-single-word="false"/>
      <style:text-properties officeooo:rsid="001b1d03" officeooo:paragraph-rsid="003816a8"/>
    </style:style>
    <style:style style:name="P20" style:family="paragraph" style:parent-style-name="Text_20_body">
      <style:paragraph-properties fo:text-align="start" style:justify-single-word="false"/>
      <style:text-properties officeooo:rsid="001b1d03" officeooo:paragraph-rsid="003962aa"/>
    </style:style>
    <style:style style:name="P21" style:family="paragraph" style:parent-style-name="Text_20_body">
      <style:text-properties officeooo:rsid="00191a00" officeooo:paragraph-rsid="00191a00"/>
    </style:style>
    <style:style style:name="P22" style:family="paragraph" style:parent-style-name="Text_20_body">
      <style:paragraph-properties fo:text-align="start" style:justify-single-word="false"/>
      <style:text-properties officeooo:rsid="001bbca6" officeooo:paragraph-rsid="001bbca6"/>
    </style:style>
    <style:style style:name="P23" style:family="paragraph" style:parent-style-name="Text_20_body">
      <style:text-properties officeooo:rsid="001c43dc" officeooo:paragraph-rsid="001c43dc"/>
    </style:style>
    <style:style style:name="P24" style:family="paragraph" style:parent-style-name="Text_20_body">
      <style:paragraph-properties fo:text-align="start" style:justify-single-word="false"/>
      <style:text-properties officeooo:rsid="0020395f" officeooo:paragraph-rsid="0022acdc"/>
    </style:style>
    <style:style style:name="P25" style:family="paragraph" style:parent-style-name="Text_20_body">
      <style:paragraph-properties fo:text-align="start" style:justify-single-word="false"/>
      <style:text-properties officeooo:rsid="0020395f" officeooo:paragraph-rsid="0027a950"/>
    </style:style>
    <style:style style:name="P26" style:family="paragraph" style:parent-style-name="Text_20_body">
      <style:paragraph-properties fo:text-align="start" style:justify-single-word="false"/>
      <style:text-properties officeooo:rsid="0020395f" officeooo:paragraph-rsid="00285270"/>
    </style:style>
    <style:style style:name="P27" style:family="paragraph" style:parent-style-name="Text_20_body">
      <style:paragraph-properties fo:text-align="start" style:justify-single-word="false"/>
      <style:text-properties officeooo:rsid="0020395f" officeooo:paragraph-rsid="0020395f"/>
    </style:style>
    <style:style style:name="P28" style:family="paragraph" style:parent-style-name="Text_20_body">
      <style:text-properties officeooo:rsid="0020395f" officeooo:paragraph-rsid="0020395f"/>
    </style:style>
    <style:style style:name="P29" style:family="paragraph" style:parent-style-name="Standard">
      <style:text-properties officeooo:paragraph-rsid="00320c4a"/>
    </style:style>
    <style:style style:name="P30" style:family="paragraph" style:parent-style-name="Text_20_body">
      <style:paragraph-properties fo:text-align="start" style:justify-single-word="false"/>
      <style:text-properties officeooo:rsid="001dfb49" officeooo:paragraph-rsid="001dfb49"/>
    </style:style>
    <style:style style:name="P31" style:family="paragraph" style:parent-style-name="Text_20_body">
      <style:paragraph-properties fo:text-align="start" style:justify-single-word="false"/>
      <style:text-properties officeooo:rsid="0021bec5" officeooo:paragraph-rsid="0021bec5"/>
    </style:style>
    <style:style style:name="P32" style:family="paragraph" style:parent-style-name="Text_20_body">
      <style:paragraph-properties fo:text-align="start" style:justify-single-word="false"/>
      <style:text-properties officeooo:rsid="0021bec5" officeooo:paragraph-rsid="0022acdc"/>
    </style:style>
    <style:style style:name="P33" style:family="paragraph" style:parent-style-name="Text_20_body">
      <style:paragraph-properties fo:text-align="start" style:justify-single-word="false"/>
      <style:text-properties officeooo:rsid="0021bec5" officeooo:paragraph-rsid="002313be"/>
    </style:style>
    <style:style style:name="P34" style:family="paragraph" style:parent-style-name="Text_20_body">
      <style:paragraph-properties fo:text-align="start" style:justify-single-word="false"/>
      <style:text-properties officeooo:rsid="0021bec5" officeooo:paragraph-rsid="00299dda"/>
    </style:style>
    <style:style style:name="P35" style:family="paragraph" style:parent-style-name="Text_20_body">
      <style:paragraph-properties fo:text-align="start" style:justify-single-word="false"/>
      <style:text-properties officeooo:rsid="0021bec5" officeooo:paragraph-rsid="002a9ff3"/>
    </style:style>
    <style:style style:name="P36" style:family="paragraph" style:parent-style-name="Text_20_body">
      <style:paragraph-properties fo:text-align="start" style:justify-single-word="false"/>
      <style:text-properties officeooo:rsid="0021bec5" officeooo:paragraph-rsid="002bd5af"/>
    </style:style>
    <style:style style:name="P37" style:family="paragraph" style:parent-style-name="Text_20_body">
      <style:paragraph-properties fo:text-align="start" style:justify-single-word="false"/>
      <style:text-properties officeooo:rsid="0022acdc" officeooo:paragraph-rsid="0022acdc"/>
    </style:style>
    <style:style style:name="P38" style:family="paragraph" style:parent-style-name="Text_20_body">
      <style:paragraph-properties fo:text-align="start" style:justify-single-word="false"/>
      <style:text-properties officeooo:rsid="002313be" officeooo:paragraph-rsid="002313be"/>
    </style:style>
    <style:style style:name="P39" style:family="paragraph" style:parent-style-name="Text_20_body">
      <style:paragraph-properties fo:text-align="start" style:justify-single-word="false"/>
      <style:text-properties officeooo:rsid="002313be" officeooo:paragraph-rsid="00244627"/>
    </style:style>
    <style:style style:name="P40" style:family="paragraph" style:parent-style-name="Text_20_body">
      <style:paragraph-properties fo:text-align="start" style:justify-single-word="false"/>
      <style:text-properties officeooo:rsid="00260fae" officeooo:paragraph-rsid="00260fae"/>
    </style:style>
    <style:style style:name="P41" style:family="paragraph" style:parent-style-name="Text_20_body">
      <style:paragraph-properties fo:text-align="start" style:justify-single-word="false"/>
      <style:text-properties officeooo:rsid="00260fae" officeooo:paragraph-rsid="0027a950"/>
    </style:style>
    <style:style style:name="P42" style:family="paragraph" style:parent-style-name="Text_20_body">
      <style:paragraph-properties fo:text-align="start" style:justify-single-word="false"/>
      <style:text-properties officeooo:rsid="0027a950" officeooo:paragraph-rsid="0027a950"/>
    </style:style>
    <style:style style:name="P43" style:family="paragraph" style:parent-style-name="Text_20_body">
      <style:paragraph-properties fo:text-align="start" style:justify-single-word="false"/>
      <style:text-properties officeooo:rsid="0027a950" officeooo:paragraph-rsid="00285270"/>
    </style:style>
    <style:style style:name="P44" style:family="paragraph" style:parent-style-name="Text_20_body">
      <style:paragraph-properties fo:text-align="start" style:justify-single-word="false"/>
      <style:text-properties officeooo:rsid="0027a950" officeooo:paragraph-rsid="00299dda"/>
    </style:style>
    <style:style style:name="P45" style:family="paragraph" style:parent-style-name="Text_20_body">
      <style:paragraph-properties fo:text-align="start" style:justify-single-word="false"/>
      <style:text-properties officeooo:rsid="0027a950" officeooo:paragraph-rsid="002b647a"/>
    </style:style>
    <style:style style:name="P46" style:family="paragraph" style:parent-style-name="Text_20_body">
      <style:paragraph-properties fo:text-align="start" style:justify-single-word="false"/>
      <style:text-properties officeooo:rsid="00299dda" officeooo:paragraph-rsid="00299dda"/>
    </style:style>
    <style:style style:name="P47" style:family="paragraph" style:parent-style-name="Text_20_body">
      <style:paragraph-properties fo:text-align="start" style:justify-single-word="false"/>
      <style:text-properties officeooo:rsid="002cc746" officeooo:paragraph-rsid="002de0f7"/>
    </style:style>
    <style:style style:name="P48" style:family="paragraph" style:parent-style-name="Text_20_body">
      <style:paragraph-properties fo:text-align="start" style:justify-single-word="false"/>
      <style:text-properties officeooo:rsid="002f2675" officeooo:paragraph-rsid="002f2675"/>
    </style:style>
    <style:style style:name="P49" style:family="paragraph" style:parent-style-name="Text_20_body">
      <style:paragraph-properties fo:text-align="start" style:justify-single-word="false"/>
      <style:text-properties officeooo:rsid="00300b72" officeooo:paragraph-rsid="00300b72"/>
    </style:style>
    <style:style style:name="P50" style:family="paragraph" style:parent-style-name="Text_20_body">
      <style:paragraph-properties fo:text-align="start" style:justify-single-word="false"/>
      <style:text-properties officeooo:rsid="00336bc2" officeooo:paragraph-rsid="00336bc2"/>
    </style:style>
    <style:style style:name="P51" style:family="paragraph" style:parent-style-name="Text_20_body">
      <style:paragraph-properties fo:text-align="start" style:justify-single-word="false"/>
      <style:text-properties officeooo:rsid="003675c0" officeooo:paragraph-rsid="003675c0"/>
    </style:style>
    <style:style style:name="P52" style:family="paragraph" style:parent-style-name="Text_20_body">
      <style:paragraph-properties fo:text-align="center" style:justify-single-word="false"/>
      <style:text-properties officeooo:rsid="003675c0" officeooo:paragraph-rsid="003675c0"/>
    </style:style>
    <style:style style:name="P53" style:family="paragraph" style:parent-style-name="Text_20_body">
      <style:paragraph-properties fo:text-align="start" style:justify-single-word="false"/>
      <style:text-properties officeooo:rsid="002bd5af" officeooo:paragraph-rsid="002bd5af"/>
    </style:style>
    <style:style style:name="P54" style:family="paragraph" style:parent-style-name="Text_20_body">
      <style:paragraph-properties fo:text-align="start" style:justify-single-word="false"/>
      <style:text-properties officeooo:rsid="003816a8" officeooo:paragraph-rsid="003816a8"/>
    </style:style>
    <style:style style:name="P55" style:family="paragraph" style:parent-style-name="Text_20_body">
      <style:paragraph-properties fo:text-align="start" style:justify-single-word="false"/>
      <style:text-properties officeooo:rsid="003962aa" officeooo:paragraph-rsid="003962aa"/>
    </style:style>
    <style:style style:name="P56" style:family="paragraph" style:parent-style-name="Heading_20_1">
      <style:paragraph-properties fo:text-align="center" style:justify-single-word="false"/>
    </style:style>
    <style:style style:name="P57" style:family="paragraph" style:parent-style-name="Heading_20_1">
      <style:paragraph-properties fo:text-align="center" style:justify-single-word="false"/>
      <style:text-properties officeooo:rsid="001b1d03" officeooo:paragraph-rsid="001b1d03"/>
    </style:style>
    <style:style style:name="P58" style:family="paragraph" style:parent-style-name="Heading_20_1">
      <style:paragraph-properties fo:text-align="center" style:justify-single-word="false"/>
      <style:text-properties officeooo:rsid="001b1d03" officeooo:paragraph-rsid="0033b81c"/>
    </style:style>
    <style:style style:name="P59" style:family="paragraph" style:parent-style-name="Heading_20_1">
      <style:paragraph-properties fo:text-align="center" style:justify-single-word="false"/>
      <style:text-properties officeooo:rsid="001b1d03" officeooo:paragraph-rsid="003816a8"/>
    </style:style>
    <style:style style:name="P60" style:family="paragraph" style:parent-style-name="Heading_20_1">
      <style:paragraph-properties fo:text-align="center" style:justify-single-word="false"/>
      <style:text-properties officeooo:rsid="001b1d03" officeooo:paragraph-rsid="003962aa"/>
    </style:style>
    <style:style style:name="P61" style:family="paragraph" style:parent-style-name="Heading_20_1">
      <style:paragraph-properties fo:text-align="center" style:justify-single-word="false"/>
      <style:text-properties officeooo:rsid="001b1d03" officeooo:paragraph-rsid="003d32ca"/>
    </style:style>
    <style:style style:name="P62" style:family="paragraph" style:parent-style-name="Heading_20_1">
      <style:paragraph-properties fo:text-align="center" style:justify-single-word="false"/>
      <style:text-properties officeooo:rsid="00246c31" officeooo:paragraph-rsid="00246c31"/>
    </style:style>
    <style:style style:name="P63" style:family="paragraph" style:parent-style-name="Heading_20_1">
      <style:paragraph-properties fo:text-align="center" style:justify-single-word="false"/>
      <style:text-properties officeooo:rsid="00246c31" officeooo:paragraph-rsid="002bf1e5"/>
    </style:style>
    <style:style style:name="P64" style:family="paragraph" style:parent-style-name="Heading_20_1">
      <style:paragraph-properties fo:text-align="center" style:justify-single-word="false"/>
      <style:text-properties officeooo:rsid="003e9e0a" officeooo:paragraph-rsid="003e9e0a"/>
    </style:style>
    <style:style style:name="P65" style:family="paragraph" style:parent-style-name="Heading_20_3">
      <style:text-properties officeooo:paragraph-rsid="0020395f"/>
    </style:style>
    <style:style style:name="P66" style:family="paragraph" style:parent-style-name="Heading_20_3">
      <style:paragraph-properties fo:text-align="start" style:justify-single-word="false"/>
      <style:text-properties officeooo:rsid="0020395f" officeooo:paragraph-rsid="0021bec5"/>
    </style:style>
    <style:style style:name="P67" style:family="paragraph" style:parent-style-name="Heading_20_3">
      <style:paragraph-properties fo:text-align="start" style:justify-single-word="false"/>
      <style:text-properties officeooo:rsid="0020395f" officeooo:paragraph-rsid="0022acdc"/>
    </style:style>
    <style:style style:name="P68" style:family="paragraph" style:parent-style-name="Heading_20_3">
      <style:paragraph-properties fo:text-align="start" style:justify-single-word="false"/>
      <style:text-properties officeooo:rsid="0020395f" officeooo:paragraph-rsid="002313be"/>
    </style:style>
    <style:style style:name="P69" style:family="paragraph" style:parent-style-name="Heading_20_3">
      <style:paragraph-properties fo:text-align="start" style:justify-single-word="false"/>
      <style:text-properties officeooo:rsid="0020395f" officeooo:paragraph-rsid="0027a950"/>
    </style:style>
    <style:style style:name="P70" style:family="paragraph" style:parent-style-name="Heading_20_3">
      <style:paragraph-properties fo:text-align="start" style:justify-single-word="false"/>
      <style:text-properties officeooo:rsid="0020395f" officeooo:paragraph-rsid="00285270"/>
    </style:style>
    <style:style style:name="P71" style:family="paragraph" style:parent-style-name="Heading_20_3">
      <style:paragraph-properties fo:text-align="start" style:justify-single-word="false"/>
      <style:text-properties officeooo:rsid="0020395f" officeooo:paragraph-rsid="00299dda"/>
    </style:style>
    <style:style style:name="P72" style:family="paragraph" style:parent-style-name="Heading_20_3">
      <style:paragraph-properties fo:text-align="start" style:justify-single-word="false"/>
      <style:text-properties officeooo:rsid="0020395f" officeooo:paragraph-rsid="002b647a"/>
    </style:style>
    <style:style style:name="P73" style:family="paragraph" style:parent-style-name="Text_20_body">
      <style:paragraph-properties fo:text-align="start" style:justify-single-word="false"/>
      <style:text-properties officeooo:rsid="003b926b" officeooo:paragraph-rsid="003b926b"/>
    </style:style>
    <style:style style:name="P74" style:family="paragraph" style:parent-style-name="Text_20_body">
      <style:paragraph-properties fo:text-align="start" style:justify-single-word="false"/>
      <style:text-properties officeooo:paragraph-rsid="003d32ca"/>
    </style:style>
    <style:style style:name="P75" style:family="paragraph" style:parent-style-name="Text_20_body">
      <style:paragraph-properties fo:text-align="start" style:justify-single-word="false"/>
      <style:text-properties officeooo:rsid="001b1d03" officeooo:paragraph-rsid="003b926b"/>
    </style:style>
    <style:style style:name="P76" style:family="paragraph" style:parent-style-name="Text_20_body">
      <style:paragraph-properties fo:text-align="start" style:justify-single-word="false"/>
      <style:text-properties officeooo:rsid="001b1d03" officeooo:paragraph-rsid="003d32ca"/>
    </style:style>
    <style:style style:name="P77" style:family="paragraph" style:parent-style-name="Text_20_body">
      <style:paragraph-properties fo:text-align="start" style:justify-single-word="false"/>
      <style:text-properties officeooo:rsid="001b1d03" officeooo:paragraph-rsid="003e9e0a"/>
    </style:style>
    <style:style style:name="P78" style:family="paragraph" style:parent-style-name="Text_20_body">
      <style:paragraph-properties fo:text-align="start" style:justify-single-word="false"/>
      <style:text-properties officeooo:rsid="001b1d03" officeooo:paragraph-rsid="003ed685"/>
    </style:style>
    <style:style style:name="P79" style:family="paragraph" style:parent-style-name="Text_20_body">
      <style:paragraph-properties fo:text-align="start" style:justify-single-word="false"/>
      <style:text-properties officeooo:rsid="003d32ca" officeooo:paragraph-rsid="003d32ca"/>
    </style:style>
    <style:style style:name="P80" style:family="paragraph" style:parent-style-name="Text_20_body">
      <style:paragraph-properties fo:text-align="start" style:justify-single-word="false"/>
      <style:text-properties officeooo:rsid="003e9e0a" officeooo:paragraph-rsid="003e9e0a"/>
    </style:style>
    <style:style style:name="P81" style:family="paragraph" style:parent-style-name="Text_20_body">
      <style:paragraph-properties fo:text-align="start" style:justify-single-word="false"/>
      <style:text-properties officeooo:rsid="003ed685" officeooo:paragraph-rsid="003ed685"/>
    </style:style>
    <style:style style:name="T1" style:family="text">
      <style:text-properties officeooo:rsid="00191a00"/>
    </style:style>
    <style:style style:name="T2" style:family="text">
      <style:text-properties officeooo:rsid="001a72d3"/>
    </style:style>
    <style:style style:name="T3" style:family="text">
      <style:text-properties officeooo:rsid="001bbca6"/>
    </style:style>
    <style:style style:name="T4" style:family="text">
      <style:text-properties officeooo:rsid="001c43dc"/>
    </style:style>
    <style:style style:name="T5" style:family="text">
      <style:text-properties officeooo:rsid="0020395f"/>
    </style:style>
    <style:style style:name="T6" style:family="text">
      <style:text-properties officeooo:rsid="0021bec5"/>
    </style:style>
    <style:style style:name="T7" style:family="text">
      <style:text-properties officeooo:rsid="0022acdc"/>
    </style:style>
    <style:style style:name="T8" style:family="text">
      <style:text-properties officeooo:rsid="002313be"/>
    </style:style>
    <style:style style:name="T9" style:family="text">
      <style:text-properties officeooo:rsid="00244627"/>
    </style:style>
    <style:style style:name="T10" style:family="text">
      <style:text-properties officeooo:rsid="00245409"/>
    </style:style>
    <style:style style:name="T11" style:family="text">
      <style:text-properties officeooo:rsid="0027a950"/>
    </style:style>
    <style:style style:name="T12" style:family="text">
      <style:text-properties officeooo:rsid="00285270"/>
    </style:style>
    <style:style style:name="T13" style:family="text">
      <style:text-properties officeooo:rsid="00299dda"/>
    </style:style>
    <style:style style:name="T14" style:family="text">
      <style:text-properties officeooo:rsid="002a9ff3"/>
    </style:style>
    <style:style style:name="T15" style:family="text">
      <style:text-properties officeooo:rsid="002b647a"/>
    </style:style>
    <style:style style:name="T16" style:family="text">
      <style:text-properties officeooo:rsid="002bd5af"/>
    </style:style>
    <style:style style:name="T17" style:family="text">
      <style:text-properties officeooo:rsid="002bf1e5"/>
    </style:style>
    <style:style style:name="T18" style:family="text">
      <style:text-properties officeooo:rsid="002ceb85"/>
    </style:style>
    <style:style style:name="T19" style:family="text">
      <style:text-properties officeooo:rsid="002de0f7"/>
    </style:style>
    <style:style style:name="T20" style:family="text">
      <style:text-properties officeooo:rsid="00320c4a"/>
    </style:style>
    <style:style style:name="T21" style:family="text">
      <style:text-properties officeooo:rsid="0033b81c"/>
    </style:style>
    <style:style style:name="T22" style:family="text">
      <style:text-properties officeooo:rsid="003816a8"/>
    </style:style>
    <style:style style:name="T23" style:family="text">
      <style:text-properties officeooo:rsid="003962aa"/>
    </style:style>
    <style:style style:name="T24" style:family="text">
      <style:text-properties officeooo:rsid="003b926b"/>
    </style:style>
    <style:style style:name="T25" style:family="text">
      <style:text-properties officeooo:rsid="003d32ca"/>
    </style:style>
    <style:style style:name="T26" style:family="text">
      <style:text-properties officeooo:rsid="003e9e0a"/>
    </style:style>
    <style:style style:name="T27" style:family="text">
      <style:text-properties fo:font-size="14pt"/>
    </style:style>
    <style:style style:name="T28" style:family="text">
      <style:text-properties officeooo:rsid="003ed6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Flex-Box <text:span text:style-name="T1">1</text:span></text:p>
      <text:p text:style-name="P22">No flex-box a largura de um container ou de um item é ajustado automaticamente de acordo com o espaço disponivel pra eles</text:p>
      <text:p text:style-name="P2">___________________________</text:p>
      <text:p text:style-name="P21">Para usar o flex-box é necessario usar o display flex em um container, <text:span text:style-name="T2">geralmente o container é uma &lt;div&gt;, existem dois tipos de display flex, o que cria um container flexivel a nivel de bloco, e o <text:s/>que faz o mesmo só que em nivel de linha, o primerio é do tipo block e o segundo do tipo inline</text:span></text:p>
      <text:h text:style-name="Heading_20_3" text:outline-level="3">nivel de bloco:</text:h>
      <text:p text:style-name="P21">display: flex;</text:p>
      <text:h text:style-name="Heading_20_3" text:outline-level="3">nivel de linha:</text:h>
      <text:p text:style-name="P21">display: inline-flex;</text:p>
      <text:p text:style-name="P2">________________________________________________________________________________</text:p>
      <text:h text:style-name="P56" text:outline-level="1">Propriedade dos Containers</text:h>
      <text:p text:style-name="P52">Todas as propriedades aplicadas no container</text:p>
      <text:h text:style-name="P57" text:outline-level="1">Flex direction</text:h>
      <text:p text:style-name="P1">O flex-direction serve para organizar a direção do conteudo, direção em linha ou em coluna</text:p>
      <text:p text:style-name="P22">flex-direction: <text:s/>;</text:p>
      <text:p text:style-name="P1">___________________________</text:p>
      <text:h text:style-name="Heading_20_3" text:outline-level="3">R<text:span text:style-name="T3">ow</text:span>:</text:h>
      <text:p text:style-name="P2">flex-direction: row; </text:p>
      <text:p text:style-name="P2">o valor row organiza os itens em linha, fazendo com que fiquem um do lado do outro, esse é o valor padrão, fazendo desnecessario utiliza-la caso queira os itens um do lado do outro</text:p>
      <text:p text:style-name="P2">___________________________</text:p>
      <text:h text:style-name="Heading_20_3" text:outline-level="3">Column:</text:h>
      <text:p text:style-name="P2">flex-direction: column;</text:p>
      <text:p text:style-name="P2">o valor column organiza os itens em coluna, fazendo com que fiquem um abaixo do outro</text:p>
      <text:p text:style-name="P2">___________________________</text:p>
      <text:h text:style-name="Heading_20_3" text:outline-level="3">Row / Column reverse:</text:h>
      <text:p text:style-name="P22">O row e o culumn tem um valor alternativo, o row-reverse e o column-reverse</text:p>
      <text:p text:style-name="P2"><text:soft-page-break/>flex-direction: <text:span text:style-name="T3">row-reverse</text:span>; </text:p>
      <text:p text:style-name="P2">flex-direction: <text:span text:style-name="T3">column-reverse</text:span>;</text:p>
      <text:p text:style-name="P2">________________________________________________________________________________</text:p>
      <text:h text:style-name="P56" text:outline-level="1">Flex-wrap</text:h>
      <text:p text:style-name="P22">Caso <text:span text:style-name="T4">o container flex tenha muito conteudo isso pode se tornar um problema já que o flex-box vai tentar colocar tudo em uma única linha, pra ajusar esse comportamento temos a propriedade flex-wrap que contem 3 valores</text:span></text:p>
      <text:p text:style-name="P3">___________________________</text:p>
      <text:h text:style-name="Heading_20_3" text:outline-level="3">Nowrap;</text:h>
      <text:p text:style-name="P23">Flex-wrap: nowrap;</text:p>
      <text:p text:style-name="P23">valor padrão, tenta deixar todos os conteudos do container flex em uma única linha</text:p>
      <text:p text:style-name="P3">___________________________</text:p>
      <text:h text:style-name="Heading_20_3" text:outline-level="3">wrap:</text:h>
      <text:p text:style-name="P23">Flex-wrap: wrap;</text:p>
      <text:p text:style-name="P23">faz com que os itens / conteudos que excedem / ultrapassem o espaço disponivel na linha, sejam movidos pra próxima linha, é basicamente um quebra de linha quando não tem mais espaço disponivel</text:p>
      <text:p text:style-name="P3">___________________________</text:p>
      <text:h text:style-name="Heading_20_3" text:outline-level="3">wrap-reverse:</text:h>
      <text:p text:style-name="P23">Flex-wrap: wrap-reverse;</text:p>
      <text:p text:style-name="P23">quebra a linha pra cima quando não tem mais espaço disponivel, ou seja, os itens que não cabem vão pra cima</text:p>
      <text:p text:style-name="P3">________________________________________________________________________________</text:p>
      <text:h text:style-name="P56" text:outline-level="1">Justify-content</text:h>
      <text:p text:style-name="P30">Define o alinhamento dos itens em um container em relação ao eixo principal, ajuda a destribuir o espaço entre esses itens, principalmente quando ele já atingiram o tamanho maximo, possui 6 valores e o comportamento de alguns deles podem mudar dependendo do valor do flex-direction</text:p>
      <text:p text:style-name="P4">___________________________</text:p>
      <text:p text:style-name="P27">Se o flex-direction estiver como row (linha) que é o seu valor padrão, o justify-content vai alinhar os itens na horizontal, mas se estiver como column ele vai alinhar na vertical</text:p>
      <text:p text:style-name="P27">justify-content: <text:s/>;</text:p>
      <text:p text:style-name="P27"/>
      <text:p text:style-name="P27"><text:soft-page-break/></text:p>
      <text:p text:style-name="P27"/>
      <text:p text:style-name="P27"/>
      <text:p text:style-name="P27"/>
      <text:p text:style-name="P4">___________________________</text:p>
      <text:h text:style-name="P65" text:outline-level="3">flex-start:</text:h>
      <text:p text:style-name="P28">Justify-content: flex-start;</text:p>
      <text:p text:style-name="P28">Vai alinhar os itens no começo do container no sentido horizontal, o começo geralmente fica na esquerda</text:p>
      <text:p text:style-name="P28">Com o flex-direction: column; o flex-start vai alinhar os itens no começo do container no sentido vertical, que fica geralmente na parte superior (em cima)</text:p>
      <text:p text:style-name="P4">___________________________</text:p>
      <text:h text:style-name="P66" text:outline-level="3">flex-<text:span text:style-name="T6">end</text:span>:</text:h>
      <text:p text:style-name="P31">Justify-content: flex-end;</text:p>
      <text:p text:style-name="P31">Vai alinhar os itens no final do container no sentido horizontal, o final geralmente fica na direita</text:p>
      <text:p text:style-name="P31">Com o flex-direction: column; o flex-end vai alinhar os itens no final do container no sentido vertical, que fica geralmente na parte inferior (em baixo)</text:p>
      <text:p text:style-name="P10">___________________________</text:p>
      <text:h text:style-name="P66" text:outline-level="3"><text:span text:style-name="T6">center</text:span>:</text:h>
      <text:p text:style-name="P31">Justify-content: center;</text:p>
      <text:p text:style-name="P31">Vai alinhar os itens no centro do container no sentido horizontal, ou seja, ele vai centralizar horizontalmente</text:p>
      <text:p text:style-name="P31">Com o flex-direction: column; o center vai alinhar os itens no centro do container no sentido vertical, ou seja, ele vai centralizar verticalmente</text:p>
      <text:p text:style-name="P10">___________________________</text:p>
      <text:h text:style-name="P66" text:outline-level="3"><text:span text:style-name="T6">space-between</text:span>:</text:h>
      <text:p text:style-name="P31">Justify-content: space-between;</text:p>
      <text:p text:style-name="P31">Vai fazer o primeiro item ficar alinhado no começo do container, o ultimo vai ir pro final e o resto vai ser destribuido uniformemente entre eles <text:span text:style-name="T7">no sentido horizontalmente, ou seja, o primeiro vai ficar na esquerda, o ultimo na direita e o resto entre os dois</text:span></text:p>
      <text:p text:style-name="P37">Com o flex-direction: column; o space-between vai fazer a mesma coisa só que no sentido vertical, o primeiro vai ficar na parte superior (em cima), o ultimo vai ficar na parte inferior (em baixo) e o resto vai ficar entre os dois</text:p>
      <text:p text:style-name="P24"><text:soft-page-break/></text:p>
      <text:p text:style-name="P24"/>
      <text:p text:style-name="P24"/>
      <text:p text:style-name="P24"/>
      <text:p text:style-name="P11">___________________________</text:p>
      <text:h text:style-name="P67" text:outline-level="3"><text:span text:style-name="T6">space-</text:span><text:span text:style-name="T7">around</text:span>:</text:h>
      <text:p text:style-name="P32">Justify-content: space-<text:span text:style-name="T7">around</text:span>;</text:p>
      <text:p text:style-name="P37">Vai fazer com que os itens fiquem destribuidos uniformemente no container, dando margens iguais tanto na esquerda quanto na direita horizontalmente</text:p>
      <text:p text:style-name="P38">Com o flex-direction: column; o space-around vai ter o mesmo comportamento só que no sentido vertical, a diferença é que as margens serão iguais tanto em cima quando em baixo, ao invés de na esquerda e direita</text:p>
      <text:p text:style-name="P12">___________________________</text:p>
      <text:h text:style-name="P68" text:outline-level="3"><text:span text:style-name="T6">space-</text:span><text:span text:style-name="T8">evenly</text:span>:</text:h>
      <text:p text:style-name="P33">Justify-content: space-<text:span text:style-name="T8">evenly</text:span>;</text:p>
      <text:p text:style-name="P39">Vai fazer <text:span text:style-name="T9">com que os itens tenham o mesmo espaçamento, tenham o mesmo espaço entre eles, até mesmo nas bordas esquerdas e direitas, tudo isso no sentido horizontal</text:span></text:p>
      <text:p text:style-name="P39"><text:span text:style-name="T9">Com o </text:span>flex-direction: column; <text:span text:style-name="T9">o </text:span><text:span text:style-name="T6">space-</text:span>evenly <text:span text:style-name="T9">vai ter o mesmo comportamento só que no sentido vertical, </text:span><text:span text:style-name="T10">então os cantos de cima e de baixo (bordas) terão o mesmo espaçamento, que o espaço no meio dos itens</text:span></text:p>
      <text:p text:style-name="P5">________________________________________________________________________________</text:p>
      <text:h text:style-name="P62" text:outline-level="1">Align-items</text:h>
      <text:p text:style-name="P40">O aligns items funciona quase que da mesma forma que o justify-content, só que por padrão ao inveś de alinhar os itens horizontalmente ele alinha verticalmente</text:p>
      <text:p text:style-name="P13">___________________________</text:p>
      <text:p text:style-name="P41">quando o flex-direction estiver com o valor padrão, ele vai fazer o alinhamento padrão (no caso do align-items vai ser na vertical), caso o flex-direction esteja como coluna (column) o align-items vai alinhar na horizontal</text:p>
      <text:p text:style-name="P13">___________________________</text:p>
      <text:p text:style-name="P41"><text:span text:style-name="T11">Q</text:span>uando o flex-direction estiver column o justify-content e o align-items vão inverter os papeis <text:span text:style-name="T11">(alinhamento)</text:span></text:p>
      <text:p text:style-name="P42">align-items: <text:s/>;</text:p>
      <text:p text:style-name="P13">___________________________</text:p>
      <text:h text:style-name="P69" text:outline-level="3"><text:soft-page-break/>flex-start:</text:h>
      <text:p text:style-name="P42">align-items: flex-start;</text:p>
      <text:p text:style-name="P42">Vai alinhar os itens no começo do container, no sentido vertical, ou seja, <text:span text:style-name="T12">vão</text:span> ficar na parte superior</text:p>
      <text:p text:style-name="P25">Com o flex-direction: column; o flex-start vai alinhar os itens <text:span text:style-name="T11">no sentido horizontal, ou seja, os itens vão ficar na esquerda do container</text:span></text:p>
      <text:p text:style-name="P13">___________________________</text:p>
      <text:h text:style-name="P69" text:outline-level="3">flex-<text:span text:style-name="T11">end</text:span>:</text:h>
      <text:p text:style-name="P42">align-items: flex-start;</text:p>
      <text:p text:style-name="P42">Vai alinhar os itens no final do container no sentido vertical, ou seja, vão ficar <text:span text:style-name="T12">na parte inferior do container</text:span></text:p>
      <text:p text:style-name="P26">Com o flex-direction: column; o flex-<text:span text:style-name="T12">end vai alinhar os itens no sentido horizontal, ou seja, os itens vão ficar na direita do container</text:span></text:p>
      <text:p text:style-name="P14">___________________________</text:p>
      <text:h text:style-name="P70" text:outline-level="3"><text:span text:style-name="T6">center</text:span>:</text:h>
      <text:p text:style-name="P43">align-items: <text:span text:style-name="T12">center</text:span>;</text:p>
      <text:p text:style-name="P46">Vai alinhar os itens no centro do container no sentido vertical, ou seja, ele vai centralizar verticalmente</text:p>
      <text:p text:style-name="P34">Com o flex-direction: column; o center vai <text:s/><text:span text:style-name="T13">alinhar os itens no centro no sentido horizontal, ou seja, ele vai centralizar horizontalmente</text:span></text:p>
      <text:p text:style-name="P15">___________________________</text:p>
      <text:h text:style-name="P71" text:outline-level="3"><text:span text:style-name="T13">stretch</text:span>:</text:h>
      <text:p text:style-name="P44">align-items: <text:span text:style-name="T13">stretch</text:span>;</text:p>
      <text:p text:style-name="P46">Vai fazer com que todos os itens tenham o mesmo tamanho verticalmente, esses itens tambem vão o<text:span text:style-name="T14">cup</text:span>ar todo o espaço do container <text:span text:style-name="T14">em altura</text:span>, ou seja, caso tenha 3 itens, ele vai fazer 3 colunas com o mesmo tamanho (height) <text:span text:style-name="T14">que ocupem desde o topo até a base do container</text:span></text:p>
      <text:p text:style-name="P48">Basicamente ele estica o item, em coluna ou em linha, depende do flex-direction</text:p>
      <text:p text:style-name="P35">Com o flex-direction: column; o <text:span text:style-name="T14">stretch</text:span> vai <text:span text:style-name="T14">fazer com que todos os itens tenham o mesmo tamanho horizontalmente, esses itens vao ocupar todo o espaço horizontal do container (em largura), ou seja, vai ocupar a linha toda</text:span></text:p>
      <text:p text:style-name="P16">___________________________</text:p>
      <text:h text:style-name="P72" text:outline-level="3"><text:span text:style-name="T15">baseline</text:span>:</text:h>
      <text:p text:style-name="P45">align-items: <text:span text:style-name="T15">baseline</text:span>;</text:p>
      <text:p text:style-name="P53">vai alinhar o texto dentro do container a partir da base da primeira linha de texto de cada</text:p>
      <text:p text:style-name="P36"><text:soft-page-break/>Com o flex-direction: column; <text:span text:style-name="T16">a baseline vai ter o mesmo comportamento só que horizontal</text:span></text:p>
      <text:p text:style-name="P6"/>
      <text:p text:style-name="P6"/>
      <text:p text:style-name="P6"/>
      <text:p text:style-name="P6"/>
      <text:p text:style-name="P6"/>
      <text:p text:style-name="P6">________________________________________________________________________________</text:p>
      <text:h text:style-name="P63" text:outline-level="1">Align-<text:span text:style-name="T17">content</text:span></text:h>
      <text:p text:style-name="P47">O align-content só vai funcionar se o container estiver com o flex-wrap: <text:span text:style-name="T18">wrap; </text:span></text:p>
      <text:p text:style-name="P47"><text:span text:style-name="T18">ele tem que entender </text:span><text:span text:style-name="T19">que quando os itens não caberem no container ele precisa quebrar a linha, fazer isso é necessario mesmo quando os itens caberem, ou seja, forem menores que o container</text:span></text:p>
      <text:p text:style-name="P17">___________________________</text:p>
      <text:p text:style-name="P49">o align content trabalha no eixo transversal, ou seja, quando o cross axis ou flex-direction estiver com o valor padrão (row) o alinhamento dos itens vai ser vertical, e quando estiver com o valor column o alinhamento vai ser horizontal</text:p>
      <text:p text:style-name="P18">___________________________</text:p>
      <text:p text:style-name="P49">O align content usa os mesmos valores que o justify content, a diferença é os itens serão alinhados ao contrario, quando o flex-direction estiver com o valor padrão (row), o justify-content vai alinhar na horizontal enquanto o align-content vai alinhar na vertical e quando estiver como column o justify-content vai alinhar na vertical e o align-content na horizontal</text:p>
      <text:p text:style-name="P18">___________________________</text:p>
      <text:p text:style-name="P29"><text:span text:style-name="T20">Os valores de align content são </text:span><text:span text:style-name="T5">flex-start, Flex-</text:span><text:span text:style-name="T6">end, </text:span>Center, Stretch, <text:span text:style-name="T6">Space-between, Space-</text:span><text:span text:style-name="T7">around, </text:span><text:span text:style-name="T20">eles vão funcionar exatamente da mesma forma que o justify-content, a única diferença é que o sentido vai ser ao contrario como explicado acima</text:span></text:p>
      <text:p text:style-name="P7"/>
      <text:p text:style-name="P8">___________________________</text:p>
      <text:p text:style-name="P50">O valor padrão pro align-content é o stretch</text:p>
      <text:p text:style-name="Standard">align-content: stretch;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________________________________________________________________________________</text:p>
      <text:h text:style-name="P58" text:outline-level="1">Propriedade dos <text:span text:style-name="T21">Itens</text:span></text:h>
      <text:p text:style-name="P52">Todas as propriedades aplicadas nos items do container</text:p>
      <text:h text:style-name="P56" text:outline-level="1">Order</text:h>
      <text:p text:style-name="P51">Muda a ordem dos itens, a propriedade order: <text:s/>; só aceita valores numericos, esses valores correspondem a quantidade e ordem do item, por exemplo, caso tenha 3 items, o valor maximo aceito sera 3, caso tenha 4 o valor maximo sera 4, etc.</text:p>
      <text:p text:style-name="P54">Order: <text:s/>;</text:p>
      <text:p text:style-name="P9">___________________________</text:p>
      <text:p text:style-name="P51">Os valores tambem correspondem a ordem, você pode botar o item 4 na posição 1 e o item 1 na posição quatro, basta fazer o seguinte:</text:p>
      <text:p text:style-name="P51">item 1 {</text:p>
      <text:p text:style-name="P51">order: 4;</text:p>
      <text:p text:style-name="P51">}</text:p>
      <text:p text:style-name="P51">item 4 {<text:line-break/>order: 1;</text:p>
      <text:p text:style-name="P51">}</text:p>
      <text:p text:style-name="P51">Pronto, o resto fica facil agora, basta seguir essa linha de raciocinio (lembrando que a ordem tem que fazer sentido, se não não vai ficar do jeito que você quer)</text:p>
      <text:p text:style-name="P9">________________________________________________________________________________</text:p>
      <text:h text:style-name="P56" text:outline-level="1">Flex-grow</text:h>
      <text:p text:style-name="P54">Flex-grow define se o item deve crescer se necessario</text:p>
      <text:p text:style-name="P19">___________________________</text:p>
      <text:p text:style-name="P54">Por padrão todo item tem flex-grow 0, se todos eles recebem flex-grow 1 o espaço extra no container vai ser destribuido igualmente entre todos os items, se depois dermos o valor 2 <text:s/>pra um deles, esse item vai usar o dobro do espaço dos demais</text:p>
      <text:p text:style-name="P54">flex-grow: <text:s/>;</text:p>
      <text:p text:style-name="P19">________________________________________________________________________________</text:p>
      <text:h text:style-name="P59" text:outline-level="1">Flex-<text:span text:style-name="T22">shrink</text:span></text:h>
      <text:p text:style-name="P55">Flex-shrink define a habilidade do item de incolher dentro do container, ela recebe valores numericos e tem o comportamento parecido com o flex-grow</text:p>
      <text:p text:style-name="P20"><text:soft-page-break/>________________________________________________________________________________</text:p>
      <text:h text:style-name="P60" text:outline-level="1">Flex-<text:span text:style-name="T23">basis</text:span></text:h>
      <text:p text:style-name="P74"><text:span text:style-name="T24">Flex-basis define o tamanho inicial que o item deve ter antes que o espaço ao redor seja destribuido, ou seja, essa propriedade define a largura ou altura minima </text:span><text:span text:style-name="T25">(</text:span><text:span text:style-name="T24">dependendo do eixo principal (row / column)</text:span><text:span text:style-name="T25">)</text:span><text:span text:style-name="T24"> do elemento antes que ele seja redimensionado por outras propriedades</text:span></text:p>
      <text:p text:style-name="P75">___________________________</text:p>
      <text:p text:style-name="P73">essa propriedade recebe os valores auto, content e numeros <text:span text:style-name="T25">em px, %, em, rem etc.</text:span></text:p>
      <text:p text:style-name="P76">________________________________________________________________________________</text:p>
      <text:h text:style-name="P61" text:outline-level="1">Flex</text:h>
      <text:p text:style-name="P79">Flex é um shorthand <text:span text:style-name="T26">pra flex-grow, flex-shrink e flex-basis que permite declarar os valores dessas 3 propriedades de uma só vez nessa ordem</text:span></text:p>
      <text:p text:style-name="P80">flex: [flex-grow<text:span text:style-name="T27">] </text:span><text:s/>[flex-shrink] <text:s/>[flex-basis];</text:p>
      <text:p text:style-name="P77">________________________________________________________________________________</text:p>
      <text:h text:style-name="P64" text:outline-level="1">Align-self</text:h>
      <text:p text:style-name="P80">A função dela é alinhar um único item no contaner, <text:span text:style-name="T28">um item especifico</text:span>, ela tem os mesmos valores que o align-item</text:p>
      <text:p text:style-name="P81">align-self: <text:s/>;</text:p>
      <text:p text:style-name="P78">________________________________________________________________________________</text:p>
      <text:p text:style-name="P7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erif Pro" svg:font-family="'Source Serif Pro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1T09:33:37.406946439</meta:creation-date>
    <dc:date>2022-06-23T04:59:39.291554857</dc:date>
    <meta:editing-duration>PT9H21M8S</meta:editing-duration>
    <meta:editing-cycles>4</meta:editing-cycles>
    <meta:generator>LibreOffice/7.3.2.2$Linux_X86_64 LibreOffice_project/30$Build-2</meta:generator>
    <meta:document-statistic meta:table-count="0" meta:image-count="0" meta:object-count="0" meta:page-count="8" meta:paragraph-count="162" meta:word-count="1644" meta:character-count="11446" meta:non-whitespace-character-count="9949"/>
  </office:meta>
</office:document-meta>
</file>